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i>v</math:mi>
            <math:mo math:stretchy="false">ˆ</math:mo>
          </math:mover>
        </math:mrow>
      </math:mstyle>
      <math:mrow>
        <math:mi/>
        <math:mo math:stretchy="false">=</math:mo>
        <math:mi/>
      </math:mrow>
      <math:mfrac>
        <math:mstyle math:fontweight="bold">
          <math:mrow>
            <math:mover math:accent="true">
              <math:mi>v</math:mi>
              <math:mo math:stretchy="false">→</math:mo>
            </math:mover>
          </math:mrow>
        </math:mstyle>
        <math:mrow>
          <math:mo math:stretchy="false">∣</math:mo>
          <math:mstyle math:fontweight="bold">
            <math:mrow>
              <math:mover math:accent="true">
                <math:mi>v</math:mi>
                <math:mo math:stretchy="false">→</math:mo>
              </math:mover>
            </math:mrow>
          </math:mstyle>
          <math:mo math:stretchy="false">∣</math:mo>
        </math:mrow>
      </math:mfrac>
    </math:mrow>
    <math:annotation math:encoding="StarMath 5.0">bold hat v  ~ = ~ {bold vec v} over {lline bold vec v rline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9T11:05:25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